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ronimo </meta:initial-creator>
    <meta:creation-date>2012-11-19T12:14:58</meta:creation-date>
    <meta:document-statistic meta:table-count="0" meta:image-count="0" meta:object-count="1" meta:page-count="1" meta:paragraph-count="0" meta:word-count="0" meta:character-count="0" meta:non-whitespace-character-count="0"/>
    <dc:date>2012-11-19T13:14:04</dc:date>
    <dc:creator>Hyronimo </dc:creator>
    <meta:editing-duration>PT12M46S</meta:editing-duration>
    <meta:editing-cycles>1</meta:editing-cycles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951cm" style:legend-expansion="high" chart:style-name="ch2"/>
        <chart:plot-area chart:style-name="ch3" chart:data-source-has-labels="both" svg:x="0.769cm" svg:y="0.851cm" svg:width="12.381cm" svg:height="7.549cm">
          <chartooo:coordinate-region svg:x="1.205cm" svg:y="1.05cm" svg:width="11.945cm" svg:height="6.703cm"/>
          <chart:axis chart:dimension="x" chart:name="primary-x" chart:style-name="ch4" chartooo:axis-type="date">
            <chartooo:date-scale chart:base-time-unit="days"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16">
                <text:p>6.016</text:p>
              </table:table-cell>
              <table:table-cell office:value-type="float" office:value="6.016549">
                <text:p>6.0165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75044">
                <text:p>6.075044</text:p>
              </table:table-cell>
              <table:table-cell office:value-type="float" office:value="6.068537">
                <text:p>6.068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59017">
                <text:p>6.059017</text:p>
              </table:table-cell>
              <table:table-cell office:value-type="float" office:value="6.072759">
                <text:p>6.072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87877">
                <text:p>6.087877</text:p>
              </table:table-cell>
              <table:table-cell office:value-type="float" office:value="6.077292">
                <text:p>6.077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92293">
                <text:p>6.092293</text:p>
              </table:table-cell>
              <table:table-cell office:value-type="float" office:value="6.080864">
                <text:p>6.080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37327">
                <text:p>6.137327</text:p>
              </table:table-cell>
              <table:table-cell office:value-type="float" office:value="6.114049">
                <text:p>6.114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